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Courier" svg:font-family="Courier" style:font-family-generic="modern" style:font-pitch="fixed"/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9mm"/>
    </style:style>
    <style:style style:name="co2" style:family="table-column">
      <style:table-column-properties fo:break-before="auto" style:column-width="39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font-name="Menlo" fo:font-size="10pt" style:font-size-asian="10pt" style:font-size-complex="10p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0.995061663189584" calcext:value-type="float">
            <text:p>0.9950616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2.56053579531051" calcext:value-type="float">
            <text:p>2.56053579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</text:p>
          </table:table-cell>
          <table:table-cell office:value-type="float" office:value="14.0979756414771" calcext:value-type="float">
            <text:p>14.09797564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G</text:p>
          </table:table-cell>
          <table:table-cell office:value-type="float" office:value="21.8324048832523" calcext:value-type="float">
            <text:p>21.83240488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29.3006430868167" calcext:value-type="float">
            <text:p>29.3006430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30.301446914453" calcext:value-type="float">
            <text:p>30.3014469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30.8101363689221" calcext:value-type="float">
            <text:p>30.8101363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40.3136680252799" calcext:value-type="float">
            <text:p>40.31366802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44.6866884008306" calcext:value-type="float">
            <text:p>44.6866884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48.3512280205174" calcext:value-type="float">
            <text:p>48.3512280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53.5732245627759" calcext:value-type="float">
            <text:p>53.5732245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57.7363232556733" calcext:value-type="float">
            <text:p>57.7363232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64.3641394717134" calcext:value-type="float">
            <text:p>64.36413947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67.5983789114366" calcext:value-type="float">
            <text:p>67.5983789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69.2871962902915" calcext:value-type="float">
            <text:p>69.2871962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70.3382966420016" calcext:value-type="float">
            <text:p>70.3382966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73.0349546883669" calcext:value-type="float">
            <text:p>73.03495468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74.083269671505" calcext:value-type="float">
            <text:p>74.0832696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23.437698060591" calcext:value-type="float">
            <text:p>123.4376980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S</text:p>
          </table:table-cell>
          <table:table-cell office:value-type="float" office:value="133.339857069028" calcext:value-type="float">
            <text:p>133.3398570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164.244717044835" calcext:value-type="float">
            <text:p>164.2447170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W</text:p>
          </table:table-cell>
          <table:table-cell office:value-type="float" office:value="204.442983537404" calcext:value-type="float">
            <text:p>204.4429835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</text:p>
          </table:table-cell>
          <table:table-cell office:value-type="float" office:value="207.711394240152" calcext:value-type="float">
            <text:p>207.7113942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212.330462455485" calcext:value-type="float">
            <text:p>212.33046245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229.928900041824" calcext:value-type="float">
            <text:p>229.9289000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410.34679086372" calcext:value-type="float">
            <text:p>410.3467908637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Tabelle1.B1:Tabelle1.B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Courier" svg:font-family="Courier" style:font-family-generic="modern" style:font-pitch="fixed"/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text> fr.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fr.</number:text>
      <number:number number:decimal-places="0" number:min-integer-digits="1" number:grouping="true"/>
      <number:text> </number:text>
    </number:number-style>
    <number:number-style style:name="N139">
      <number:text>(fr.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fr.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fr.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fr.</number:text>
      <number:number number:decimal-places="2" number:min-integer-digits="1" number:grouping="true"/>
      <number:text> </number:text>
    </number:number-style>
    <number:number-style style:name="N142">
      <number:text>(fr.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fr.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fr.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fr.</loext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loext:text> fr.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loext:text> fr.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fr.</loext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loext:text> fr.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3P2" style:volatile="true">
      <loext:text> fr.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SFr. </number:text>
      <number:number number:decimal-places="0" number:min-integer-digits="1" number:grouping="true"/>
    </number:number-style>
    <number:number-style style:name="N157">
      <number:text>SFr. 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SFr. </number:text>
      <number:number number:decimal-places="0" number:min-integer-digits="1" number:grouping="true"/>
    </number:number-style>
    <number:number-style style:name="N158">
      <style:text-properties fo:color="#ff0000"/>
      <number:text>SFr. -</number:text>
      <number:number number:decimal-places="0" number:min-integer-digits="1" number:grouping="true"/>
      <style:map style:condition="value()&gt;=0" style:apply-style-name="N158P0"/>
    </number:number-style>
    <number:number-style style:name="N160P0" style:volatile="true">
      <number:text>SFr. </number:text>
      <number:number number:decimal-places="2" number:min-integer-digits="1" number:grouping="true"/>
    </number:number-style>
    <number:number-style style:name="N160">
      <number:text>SFr. -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SFr. </number:text>
      <number:number number:decimal-places="2" number:min-integer-digits="1" number:grouping="true"/>
    </number:number-style>
    <number:number-style style:name="N161">
      <style:text-properties fo:color="#ff0000"/>
      <number:text>SFr. -</number:text>
      <number:number number:decimal-places="2" number:min-integer-digits="1" number:grouping="true"/>
      <style:map style:condition="value()&gt;=0" style:apply-style-name="N161P0"/>
    </number:number-style>
    <number:number-style style:name="N165P0" style:volatile="true">
      <loext:text> SFr. </loext:text>
      <loext:fill-character> </loext:fill-character>
      <number:number number:decimal-places="0" number:min-integer-digits="1" number:grouping="true"/>
      <number:text> </number:text>
    </number:number-style>
    <number:number-style style:name="N165P1" style:volatile="true">
      <loext:text> S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65P2" style:volatile="true">
      <loext:text> SFr. 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SFr. </loext:text>
      <loext:fill-character> </loext:fill-character>
      <number:number number:decimal-places="2" number:min-integer-digits="1" number:grouping="true"/>
      <number:text> </number:text>
    </number:number-style>
    <number:number-style style:name="N169P1" style:volatile="true">
      <loext:text> S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69P2" style:volatile="true">
      <loext:text> S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1">
      <number:number number:decimal-places="1" number:min-integer-digits="1">
        <number:embedded-text number:position="3"> </number:embedded-text>
      </number:number>
    </number:number-style>
    <number:number-style style:name="N172">
      <number:number number:decimal-places="0" number:min-integer-digits="1"/>
      <number:text>  </number:text>
    </number:number-style>
    <number:number-style style:name="N175P0" style:volatile="true">
      <number:number number:decimal-places="0" number:min-integer-digits="1"/>
      <number:text> </number:text>
    </number:number-style>
    <number:number-style style:name="N175P1" style:volatile="true">
      <number:text>-</number:text>
      <number:number number:decimal-places="0" number:min-integer-digits="1"/>
      <number:text> </number:text>
    </number:number-style>
    <number:number-style style:name="N175">
      <number:text>- </number:text>
      <style:map style:condition="value()&gt;0" style:apply-style-name="N175P0"/>
      <style:map style:condition="value()&lt;0" style:apply-style-name="N175P1"/>
    </number:number-style>
    <number:number-style style:name="N179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79P1" style:volatile="true">
      <number:text>-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79P2" style:volatile="true"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1" number:min-integer-digits="1"/>
      <number:text> </number:text>
    </number:number-style>
    <number:number-style style:name="N182P1" style:volatile="true">
      <number:text>-</number:text>
      <number:number number:decimal-places="1" number:min-integer-digits="1"/>
      <number:text> </number:text>
    </number:number-style>
    <number:number-style style:name="N182">
      <number:text>- </number:text>
      <style:map style:condition="value()&gt;0" style:apply-style-name="N182P0"/>
      <style:map style:condition="value()&lt;0" style:apply-style-name="N182P1"/>
    </number:number-style>
    <number:number-style style:name="N183">
      <number:number number:decimal-places="1" number:min-integer-digits="1"/>
    </number:number-style>
    <number:number-style style:name="N186P0" style:volatile="true">
      <number:number number:decimal-places="0" number:min-integer-digits="1" number:grouping="true" number:display-factor="1000"/>
    </number:number-style>
    <number:number-style style:name="N186P1" style:volatile="true">
      <number:text>- </number:text>
      <number:number number:decimal-places="0" number:min-integer-digits="1" number:grouping="true" number:display-factor="1000"/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0" number:min-integer-digits="1" number:grouping="true"/>
      <number:text>  </number:text>
    </number:number-style>
    <number:number-style style:name="N189P1" style:volatile="true">
      <number:text>-</number:text>
      <number:number number:decimal-places="0" number:min-integer-digits="1" number:grouping="true"/>
      <number:text>  </number:text>
    </number:number-style>
    <number:number-style style:name="N189P2" style:volatile="true">
      <number:number number:decimal-places="0" number:min-integer-digits="1"/>
      <number:text>  </number:text>
    </number:number-style>
    <number:text-style style:name="N189">
      <number:text-content/>
      <number:text>  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0" number:min-integer-digits="1" number:grouping="true"/>
      <number:text>  </number:text>
    </number:number-style>
    <number:number-style style:name="N191P1" style:volatile="true">
      <number:text>-</number:text>
      <number:number number:decimal-places="0" number:min-integer-digits="1" number:grouping="true"/>
      <number:text>  </number:text>
    </number:number-style>
    <number:number-style style:name="N191P2" style:volatile="true">
      <number:text>-  </number:text>
    </number:number-style>
    <number:text-style style:name="N191">
      <number:text-content/>
      <number:text>  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$ </number:text>
      <number:number number:decimal-places="2" number:min-integer-digits="1" number:grouping="true"/>
    </number:number-style>
    <number:number-style style:name="N193">
      <style:text-properties fo:color="#ff0000"/>
      <number:text>-$ </number:text>
      <number:number number:decimal-places="2" number:min-integer-digits="1" number:grouping="true"/>
      <style:map style:condition="value()&gt;=0" style:apply-style-name="N193P0"/>
    </number:number-style>
    <number:number-style style:name="N195P0" style:volatile="true">
      <number:number number:decimal-places="0" number:min-integer-digits="1"/>
    </number:number-style>
    <number:number-style style:name="N195P1" style:volatile="true">
      <number:text/>
    </number:number-style>
    <number:number-style style:name="N195P2" style:volatile="true">
      <number:text/>
    </number:number-style>
    <number:text-style style:name="N195">
      <number:text-content/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1" number:min-integer-digits="1" number:grouping="true"/>
      <number:text>    </number:text>
    </number:number-style>
    <number:number-style style:name="N199P1" style:volatile="true">
      <number:text>-</number:text>
      <number:number number:decimal-places="1" number:min-integer-digits="1" number:grouping="true"/>
      <number:text>    </number:text>
    </number:number-style>
    <number:number-style style:name="N199P2" style:volatile="true">
      <number:text>-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201P1" style:volatile="true">
      <number:text>- 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201">
      <number:text>-</number:text>
      <style:map style:condition="value()&gt;0" style:apply-style-name="N201P0"/>
      <style:map style:condition="value()&lt;0" style:apply-style-name="N201P1"/>
    </number:number-style>
    <number:number-style style:name="N204P0" style:volatile="true">
      <number:number number:decimal-places="1" number:min-integer-digits="1" number:grouping="true"/>
      <number:text>  </number:text>
    </number:number-style>
    <number:number-style style:name="N204P1" style:volatile="true">
      <number:text>-</number:text>
      <number:number number:decimal-places="1" number:min-integer-digits="1" number:grouping="true"/>
      <number:text>  </number:text>
    </number:number-style>
    <number:number-style style:name="N204P2" style:volatile="true">
      <number:text>-  </number:text>
    </number:number-style>
    <number:text-style style:name="N204">
      <number:text-content/>
      <number:text>  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208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8P2" style:volatile="true">
      <loext:text> $</loext:text>
      <loext:fill-character> </loext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percentage-style style:name="N209">
      <number:number number:decimal-places="1" number:min-integer-digits="1"/>
      <number:text>%</number:text>
    </number:percentage-style>
    <number:number-style style:name="N211P0" style:volatile="true">
      <number:number number:decimal-places="0" number:min-integer-digits="1" number:grouping="true"/>
      <number:text> </number:text>
    </number:number-style>
    <number:number-style style:name="N211">
      <number:text>-</number:text>
      <number:number number:decimal-places="0" number:min-integer-digits="1" number:grouping="true"/>
      <number:text> </number:text>
      <style:map style:condition="value()&gt;=0" style:apply-style-name="N211P0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P02_5f_D" style:display-name="Standard_P02_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family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5f_T1" style:display-name="Standard_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family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.00.0000</text:date>, <text:time style:data-style-name="N2" text:time-value="11:35:07.97218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28:33.496983000</meta:creation-date>
    <dc:date>2016-06-22T11:37:44.131360000</dc:date>
    <meta:editing-duration>PT26M49S</meta:editing-duration>
    <meta:editing-cycles>7</meta:editing-cycles>
    <meta:generator>LibreOffice/4.4.5.2$MacOSX_X86_64 LibreOffice_project/a22f674fd25a3b6f45bdebf25400ed2adff0ff99</meta:generator>
    <meta:document-statistic meta:table-count="1" meta:cell-count="54" meta:object-count="0"/>
  </office:meta>
</office:document-meta>
</file>